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3" table:default-cell-style-name="ce5"/>
        <table:table-column table:style-name="co3" table:number-columns-repeated="2" table:default-cell-style-name="ce7"/>
        <table:table-column table:style-name="co3" table:number-columns-repeated="2" table:default-cell-style-name="ce4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jerojatnost</text:p>
          </table:table-cell>
          <table:table-cell table:style-name="ce1" office:value-type="string" calcext:value-type="string">
            <text:p>Realni koef.</text:p>
          </table:table-cell>
          <table:table-cell table:style-name="ce6" office:value-type="string" calcext:value-type="string">
            <text:p>Manji ulog</text:p>
          </table:table-cell>
          <table:table-cell table:style-name="ce6" office:value-type="string" calcext:value-type="string">
            <text:p>Veći ulog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table:number-columns-repeated="3"/>
          <table:table-cell table:style-name="ce6"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5" calcext:value-type="percentage">
            <text:p>50%</text:p>
          </table:table-cell>
          <table:table-cell table:formula="of:=1/[.C4]" office:value-type="float" office:value="2" calcext:value-type="float">
            <text:p>2.00</text:p>
          </table:table-cell>
          <table:table-cell table:formula="of:=[.D4]*1.15" office:value-type="float" office:value="2.3" calcext:value-type="float">
            <text:p>2.30</text:p>
          </table:table-cell>
          <table:table-cell table:formula="of:=[.D4]*1.5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5" calcext:value-type="percentage">
            <text:p>50%</text:p>
          </table:table-cell>
          <table:table-cell table:formula="of:=1/[.C5]" office:value-type="float" office:value="2" calcext:value-type="float">
            <text:p>2.00</text:p>
          </table:table-cell>
          <table:table-cell table:formula="of:=[.D5]*1.15" office:value-type="float" office:value="2.3" calcext:value-type="float">
            <text:p>2.30</text:p>
          </table:table-cell>
          <table:table-cell table:formula="of:=[.D5]*1.5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85" calcext:value-type="percentage">
            <text:p>85%</text:p>
          </table:table-cell>
          <table:table-cell table:formula="of:=1/[.C7]" office:value-type="float" office:value="1.17647058823529" calcext:value-type="float">
            <text:p>1.18</text:p>
          </table:table-cell>
          <table:table-cell table:formula="of:=[.D7]*1.15" office:value-type="float" office:value="1.35294117647059" calcext:value-type="float">
            <text:p>1.35</text:p>
          </table:table-cell>
          <table:table-cell table:formula="of:=[.D7]*1.5" office:value-type="float" office:value="1.76470588235294" calcext:value-type="float">
            <text:p>1.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15" calcext:value-type="percentage">
            <text:p>15%</text:p>
          </table:table-cell>
          <table:table-cell table:formula="of:=1/[.C8]" office:value-type="float" office:value="6.66666666666667" calcext:value-type="float">
            <text:p>6.67</text:p>
          </table:table-cell>
          <table:table-cell table:formula="of:=[.D8]*1.15" office:value-type="float" office:value="7.66666666666667" calcext:value-type="float">
            <text:p>7.67</text:p>
          </table:table-cell>
          <table:table-cell table:formula="of:=[.D8]*1.5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53" calcext:value-type="percentage">
            <text:p>53%</text:p>
          </table:table-cell>
          <table:table-cell table:formula="of:=1/[.C10]" office:value-type="float" office:value="1.88679245283019" calcext:value-type="float">
            <text:p>1.89</text:p>
          </table:table-cell>
          <table:table-cell table:formula="of:=[.D10]*1.15" office:value-type="float" office:value="2.16981132075472" calcext:value-type="float">
            <text:p>2.17</text:p>
          </table:table-cell>
          <table:table-cell table:formula="of:=[.D10]*1.5" office:value-type="float" office:value="2.83018867924528" calcext:value-type="float">
            <text:p>2.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47" calcext:value-type="percentage">
            <text:p>47%</text:p>
          </table:table-cell>
          <table:table-cell table:formula="of:=1/[.C11]" office:value-type="float" office:value="2.12765957446808" calcext:value-type="float">
            <text:p>2.13</text:p>
          </table:table-cell>
          <table:table-cell table:formula="of:=[.D11]*1.15" office:value-type="float" office:value="2.4468085106383" calcext:value-type="float">
            <text:p>2.45</text:p>
          </table:table-cell>
          <table:table-cell table:formula="of:=[.D11]*1.5" office:value-type="float" office:value="3.19148936170213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12" calcext:value-type="percentage">
            <text:p>12%</text:p>
          </table:table-cell>
          <table:table-cell table:formula="of:=1/[.C13]" office:value-type="float" office:value="8.33333333333333" calcext:value-type="float">
            <text:p>8.33</text:p>
          </table:table-cell>
          <table:table-cell table:formula="of:=[.D13]*1.15" office:value-type="float" office:value="9.58333333333333" calcext:value-type="float">
            <text:p>9.58</text:p>
          </table:table-cell>
          <table:table-cell table:formula="of:=[.D13]*1.5" office:value-type="float" office:value="12.5" calcext:value-type="float">
            <text:p>12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88" calcext:value-type="percentage">
            <text:p>88%</text:p>
          </table:table-cell>
          <table:table-cell table:formula="of:=1/[.C14]" office:value-type="float" office:value="1.13636363636364" calcext:value-type="float">
            <text:p>1.14</text:p>
          </table:table-cell>
          <table:table-cell table:formula="of:=[.D14]*1.15" office:value-type="float" office:value="1.30681818181818" calcext:value-type="float">
            <text:p>1.31</text:p>
          </table:table-cell>
          <table:table-cell table:formula="of:=[.D14]*1.5" office:value-type="float" office:value="1.70454545454545" calcext:value-type="float">
            <text:p>1.7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2" calcext:value-type="percentage">
            <text:p>20%</text:p>
          </table:table-cell>
          <table:table-cell table:formula="of:=1/[.C16]" office:value-type="float" office:value="5" calcext:value-type="float">
            <text:p>5.00</text:p>
          </table:table-cell>
          <table:table-cell table:formula="of:=[.D16]*1.15" office:value-type="float" office:value="5.75" calcext:value-type="float">
            <text:p>5.75</text:p>
          </table:table-cell>
          <table:table-cell table:formula="of:=[.D16]*1.5" office:value-type="float" office:value="7.5" calcext:value-type="float">
            <text:p>7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8" calcext:value-type="percentage">
            <text:p>80%</text:p>
          </table:table-cell>
          <table:table-cell table:formula="of:=1/[.C17]" office:value-type="float" office:value="1.25" calcext:value-type="float">
            <text:p>1.25</text:p>
          </table:table-cell>
          <table:table-cell table:formula="of:=[.D17]*1.15" office:value-type="float" office:value="1.4375" calcext:value-type="float">
            <text:p>1.44</text:p>
          </table:table-cell>
          <table:table-cell table:formula="of:=[.D17]*1.5" office:value-type="float" office:value="1.875" calcext:value-type="float">
            <text:p>1.8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6" calcext:value-type="percentage">
            <text:p>60%</text:p>
          </table:table-cell>
          <table:table-cell table:formula="of:=1/[.C19]" office:value-type="float" office:value="1.66666666666667" calcext:value-type="float">
            <text:p>1.67</text:p>
          </table:table-cell>
          <table:table-cell table:formula="of:=[.D19]*1.15" office:value-type="float" office:value="1.91666666666667" calcext:value-type="float">
            <text:p>1.92</text:p>
          </table:table-cell>
          <table:table-cell table:formula="of:=[.D19]*1.5" office:value-type="float" office:value="2.5" calcext:value-type="float">
            <text:p>2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4" calcext:value-type="percentage">
            <text:p>40%</text:p>
          </table:table-cell>
          <table:table-cell table:formula="of:=1/[.C20]" office:value-type="float" office:value="2.5" calcext:value-type="float">
            <text:p>2.50</text:p>
          </table:table-cell>
          <table:table-cell table:formula="of:=[.D20]*1.15" office:value-type="float" office:value="2.875" calcext:value-type="float">
            <text:p>2.88</text:p>
          </table:table-cell>
          <table:table-cell table:formula="of:=[.D20]*1.5"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Ivan Toman</meta:initial-creator>
    <meta:creation-date>2020-07-01T07:00:37.196752192</meta:creation-date>
    <dc:date>2020-07-01T12:27:47.163118228</dc:date>
    <dc:creator>Ivan Toman</dc:creator>
    <meta:editing-duration>PT5H26M55S</meta:editing-duration>
    <meta:editing-cycles>30</meta:editing-cycles>
    <meta:generator>LibreOffice/6.4.4.2$Linux_X86_64 LibreOffice_project/40$Build-2</meta:generator>
    <meta:document-statistic meta:table-count="1" meta:cell-count="64" meta:object-count="0"/>
  </office:meta>
</office:document-meta>
</file>